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10000005BDB275A7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use-window-font-color="true" fo:font-size="10pt" fo:language="zxx" fo:country="none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24pt" fo:language="zxx" fo:country="none" style:font-name-asian="Times New Roman" style:font-size-asian="24pt" style:language-asian="zxx" style:country-asian="none" style:font-name-complex="Times New Roman" style:font-size-complex="24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Arial" fo:font-size="12pt" fo:language="ca" fo:country="ES" fo:font-weight="bold" style:letter-kerning="true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5" style:family="paragraph" style:parent-style-name="Text_20_body">
      <style:paragraph-properties fo:margin-top="0cm" fo:margin-bottom="0cm" fo:text-align="justify" style:justify-single-word="false">
        <style:tab-stops>
          <style:tab-stop style:position="0cm"/>
        </style:tab-stops>
      </style:paragraph-properties>
    </style:style>
    <style:style style:name="P6" style:family="paragraph" style:parent-style-name="Text_20_body">
      <style:paragraph-properties fo:margin-top="0cm" fo:margin-bottom="0cm" fo:text-align="justify" style:justify-single-word="false">
        <style:tab-stops>
          <style:tab-stop style:position="0cm"/>
        </style:tab-stops>
      </style:paragraph-properties>
      <style:text-properties style:use-window-font-color="true" style:font-name="Arial" fo:font-size="12pt" fo:language="ca" fo:country="ES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7" style:family="paragraph" style:parent-style-name="Text_20_body">
      <style:paragraph-properties fo:margin-top="0cm" fo:margin-bottom="0cm" fo:text-align="start" style:justify-single-word="false">
        <style:tab-stops>
          <style:tab-stop style:position="0cm"/>
        </style:tab-stops>
      </style:paragraph-properties>
      <style:text-properties style:use-window-font-color="true" style:font-name="Arial" fo:font-size="12pt" fo:language="ca" fo:country="ES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8" style:family="paragraph" style:parent-style-name="Text_20_body">
      <style:paragraph-properties fo:margin-top="0cm" fo:margin-bottom="0cm" fo:text-align="justify" style:justify-single-word="false">
        <style:tab-stops>
          <style:tab-stop style:position="0cm"/>
        </style:tab-stops>
      </style:paragraph-properties>
      <style:text-properties style:use-window-font-color="true" style:font-name="Arial" fo:font-size="12pt" fo:language="ca" fo:country="ES" style:text-underline-style="solid" style:text-underline-width="auto" style:text-underline-color="font-colo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9" style:family="paragraph" style:parent-style-name="Text_20_body">
      <style:paragraph-properties fo:margin-top="0cm" fo:margin-bottom="0cm" fo:text-align="start" style:justify-single-word="false">
        <style:tab-stops>
          <style:tab-stop style:position="0cm"/>
        </style:tab-stops>
      </style:paragraph-properties>
      <style:text-properties style:use-window-font-color="true" style:font-name="Arial" fo:font-size="12pt" fo:language="ca" fo:country="ES" style:text-underline-style="solid" style:text-underline-width="auto" style:text-underline-color="font-colo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10" style:family="paragraph" style:parent-style-name="Text_20_body">
      <style:paragraph-properties fo:margin-top="0cm" fo:margin-bottom="0cm" fo:text-align="justify" style:justify-single-word="false">
        <style:tab-stops>
          <style:tab-stop style:position="0cm"/>
        </style:tab-stops>
      </style:paragraph-properties>
      <style:text-properties style:use-window-font-color="true" style:font-name="Arial" fo:font-size="12pt" fo:language="ca" fo:country="ES" style:text-underline-style="solid" style:text-underline-width="auto" style:text-underline-color="font-color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11" style:family="paragraph" style:parent-style-name="Text_20_body">
      <style:paragraph-properties fo:margin-top="0cm" fo:margin-bottom="0cm" fo:text-align="justify" style:justify-single-word="false">
        <style:tab-stops>
          <style:tab-stop style:position="0cm"/>
        </style:tab-stops>
      </style:paragraph-properties>
      <style:text-properties style:use-window-font-color="true" style:font-name="Arial" fo:font-size="12pt" fo:language="ca" fo:country="ES" style:text-underline-style="none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12" style:family="paragraph" style:parent-style-name="Text_20_body">
      <style:paragraph-properties fo:margin-top="0cm" fo:margin-bottom="0cm" fo:text-align="start" style:justify-single-word="false">
        <style:tab-stops>
          <style:tab-stop style:position="0cm"/>
        </style:tab-stops>
      </style:paragraph-properties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use-window-font-color="true" fo:font-size="24pt" fo:language="zxx" fo:country="none" style:font-name-asian="Times New Roman" style:font-size-asian="24pt" style:language-asian="zxx" style:country-asian="none" style:font-name-complex="Times New Roman" style:font-size-complex="24pt" style:language-complex="ar" style:country-complex="SA"/>
    </style:style>
    <style:style style:name="P14" style:family="paragraph" style:parent-style-name="Heading_20_1">
      <style:paragraph-properties fo:margin-top="0cm" fo:margin-bottom="0cm">
        <style:tab-stops>
          <style:tab-stop style:position="0cm"/>
        </style:tab-stops>
      </style:paragraph-properties>
      <style:text-properties style:use-window-font-color="true" style:font-name="Arial" fo:font-size="12pt" fo:language="ca" fo:country="ES" fo:font-weight="bold" style:letter-kerning="true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Heading_20_1">
      <style:paragraph-properties fo:margin-top="0cm" fo:margin-bottom="0cm" fo:text-align="justify" style:justify-single-word="false">
        <style:tab-stops>
          <style:tab-stop style:position="0cm"/>
        </style:tab-stops>
      </style:paragraph-properties>
      <style:text-properties style:use-window-font-color="true" style:font-name="Arial" fo:font-size="12pt" fo:language="ca" fo:country="ES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16" style:family="paragraph" style:parent-style-name="Text_20_body" style:list-style-name="L1">
      <style:paragraph-properties fo:margin-top="0cm" fo:margin-bottom="0cm" fo:text-align="justify" style:justify-single-word="false">
        <style:tab-stops>
          <style:tab-stop style:position="0cm"/>
        </style:tab-stops>
      </style:paragraph-properties>
      <style:text-properties style:use-window-font-color="true" style:font-name="Arial" fo:font-size="12pt" fo:language="ca" fo:country="ES" style:text-underline-style="none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style:writing-mode="lr-tb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use-window-font-color="true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Arial" fo:font-size="12pt" fo:language="ca" fo:country="ES" style:text-underline-style="none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T4" style:family="text">
      <style:text-properties style:use-window-font-color="true" style:font-name="Arial" fo:font-size="12pt" fo:language="ca" fo:country="ES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T5" style:family="text">
      <style:text-properties style:use-window-font-color="true" style:font-name="Arial" fo:font-size="12pt" fo:language="ca" fo:country="ES" style:text-underline-style="solid" style:text-underline-width="auto" style:text-underline-color="font-color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53cm" svg:stroke-color="#000000" draw:stroke-linejoin="miter" draw:fill="solid" draw:fill-color="#c0c0c0" draw:textarea-horizontal-align="left" draw:textarea-vertical-align="middle" draw:auto-grow-height="false" fo:padding-top="0.229cm" fo:padding-bottom="0.229cm" fo:padding-left="0.441cm" fo:padding-right="0.441cm" fo:wrap-option="no-wrap" draw:shadow="visible" draw:shadow-offset-x="0.176cm" draw:shadow-offset-y="0.141cm" draw:shadow-color="#000000" draw:shadow-opacity="100%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3"><draw:custom-shape text:anchor-type="char" draw:z-index="6" draw:style-name="gr3" draw:text-style-name="P18" svg:width="14.923cm" svg:height="2.523cm" svg:x="0cm" svg:y="0.743cm"><text:p/><draw:enhanced-geometry svg:viewBox="0 0 21600 21600" draw:type="rectangle" draw:enhanced-path="M 0 0 L 21600 0 21600 21600 0 21600 0 0 Z N"/></draw:custom-shape></text:p>
      <text:p text:style-name="P3">Administració dels Sistemes informàtics de l'IES </text:p>
      <text:p text:style-name="P4"/>
      <text:h text:style-name="P14" text:outline-level="1"/>
      <text:h text:style-name="P15" text:outline-level="1"/>
      <text:p text:style-name="P6"/>
      <text:p text:style-name="P6"/>
      <text:p text:style-name="P6"/>
      <text:p text:style-name="P8">Nom Curs:</text:p>
      <text:p text:style-name="P5"><text:span text:style-name="T3">Administració</text:span><text:span text:style-name="T4"> dels Sistemes Informàtics de l'IES.</text:span></text:p>
      <text:p text:style-name="P6"/>
      <text:p text:style-name="P8">Descripció:</text:p>
      <text:p text:style-name="P6">Es tracta d'un curs d'administració de la infraestructura informàtica de l'IES Nicolau Copèrnic, tant a nivell de servidors, com equips clients, la instal·lació de xarxa, serveis i sistemes de documentació. Es farà una descripció de la instal·lació i configuració dels sistemes; s'explicaran les tasques a realitzar <text:s/>per al manteniment dels mateixos i es proposaran mecanismes per a coordinar-nos i documentar els sistemes. </text:p>
      <text:p text:style-name="P6"/>
      <text:p text:style-name="P9">Durada:</text:p>
      <text:p text:style-name="P7">30 hores</text:p>
      <text:p text:style-name="P7"/>
      <text:p text:style-name="P12"><text:span text:style-name="T5">Dates previstes</text:span><text:span text:style-name="T4">: <text:s text:c="3"/></text:span></text:p>
      <text:p text:style-name="P7">08/Juny/2009 al 19/Juny/2009 <text:s text:c="4"/>(3 hores per sessió)</text:p>
      <text:p text:style-name="P7"/>
      <text:p text:style-name="P9">Formador:</text:p>
      <text:p text:style-name="P7">Sergi Tur Badenas</text:p>
      <text:p text:style-name="P7"/>
      <text:p text:style-name="P8">Objectius:</text:p>
      <text:p text:style-name="P8"/>
      <text:p text:style-name="P11">Donar a conèixer i assolir els coneixements necessaris per administrar les eines de programari lliure que ens permeten gestionar la xarxa i els serveis de xarxa del centre.</text:p>
      <text:p text:style-name="P11"/>
      <text:p text:style-name="P10">Temari:</text:p>
      <text:p text:style-name="P10"/>
      <text:list xml:id="list2072647950" text:style-name="L1">
        <text:list-item>
          <text:p text:style-name="P16">Administració i configuració de dispositius de xarxa. Encaminador Linux amb Ubuntu Server</text:p>
        </text:list-item>
        <text:list-item>
          <text:p text:style-name="P16">Administració d'IPCOP. Servei de Proxy</text:p>
        </text:list-item>
        <text:list-item>
          <text:p text:style-name="P16">Configuració del firewall iptables. Configuració de taules d'encaminament.</text:p>
        </text:list-item>
        <text:list-item>
          <text:p text:style-name="P16">Serveis de xarxa de centre: servidor de DNS i DHCP</text:p>
        </text:list-item>
        <text:list-item>
          <text:p text:style-name="P16"><text:soft-page-break/>Eines de monitorització de la xarxa: Munin, Cacti, Nagios. Protocol SNMP</text:p>
        </text:list-item>
        <text:list-item>
          <text:p text:style-name="P16">Administració de servidors Ubuntu Server</text:p>
        </text:list-item>
        <text:list-item>
          <text:p text:style-name="P16">Serveis web del centre: Moodle, Mediawiki, Joomla...</text:p>
        </text:list-item>
        <text:list-item>
          <text:p text:style-name="P16">Eines de treball col·laboratiu. Llistes de distribució, wikis, repositoris de control de versions.</text:p>
        </text:list-item>
        <text:list-item>
          <text:p text:style-name="P16">Servidor d'imatges del centre</text:p>
        </text:list-item>
        <text:list-item>
          <text:p text:style-name="P16">Servidors virtuals Xen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ca" fo:country="E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0cm" fo:margin-right="0cm" fo:margin-top="0.494cm" fo:margin-bottom="0.494cm" fo:text-indent="0cm" style:auto-text-indent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8Num2z0" style:family="text">
      <style:text-properties style:font-name="Symbol"/>
    </style:style>
    <style:style style:name="WW-Absatz-Standardschriftart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WW-Absatz-Standardschriftart1" style:family="text"/>
    <style:style style:name="Tipus_20_de_20_lletra_20_per_20_defecte_20_del_20_paràgraf" style:display-name="Tipus de lletra per defecte del paràgraf" style:family="text"/>
    <style:style style:name="WW-Absatz-Standardschriftart11" style:family="text"/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use-window-font-color="true" fo:font-size="10pt" fo:language="zxx" fo:country="none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2" style:family="paragraph">
      <style:paragraph-properties fo:text-align="center" style:writing-mode="lr-tb"/>
      <style:text-properties fo:font-size="24pt"/>
    </style:style>
    <style:style style:name="MP3" style:family="paragraph" style:parent-style-name="Footnote">
      <style:paragraph-properties fo:text-align="end" style:justify-single-word="false"/>
    </style:style>
    <style:style style:name="MT1" style:family="text">
      <style:text-properties fo:font-size="14pt" fo:font-weight="bold" style:font-size-asian="14pt" style:font-weight-asian="bold" style:font-size-complex="14pt"/>
    </style:style>
    <style:style style:name="MT2" style:family="text">
      <style:text-properties style:use-window-font-color="true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MT3" style:family="text">
      <style:text-properties fo:font-size="10pt" fo:font-weight="bold" style:font-size-asian="10pt" style:font-weight-asian="bold" style:font-size-complex="10pt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04cm" fo:margin-left="0cm" fo:margin-right="0cm" fo:margin-bottom="0.905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tges1" text:anchor-type="char" svg:x="0.053cm" svg:y="0.06cm" svg:width="2.588cm" svg:height="1.027cm" draw:z-index="5"><draw:image xlink:href="Pictures/10000000000000E10000005BDB275A74.jpg" xlink:type="simple" xlink:show="embed" xlink:actuate="onLoad"/></draw:frame> <text:s text:c="29"/><text:span text:style-name="MT1">IES Nicolau Copèrnic. Departament d’informàtica</text:span></text:p>
        <text:p text:style-name="Header"><text:span text:style-name="MT2"><text:s text:c="34"/></text:span><text:span text:style-name="MT2">C/ Torrent del Batlle 10, <text:s/>Grup Can Boada <text:s text:c="15"/>Tel. 937807517 Fax 937807366</text:span></text:p>
        <text:p text:style-name="Header"><text:span text:style-name="MT3"><text:s text:c="33"/></text:span><text:span text:style-name="MT4"><text:s/>08225 Terrassa <text:s text:c="61"/>Correu-E: a8034059@xtec.net</text:span></text:p>
        <text:p text:style-name="MP1"><draw:line text:anchor-type="char" draw:z-index="1" draw:style-name="Mgr1" draw:text-style-name="MP2" svg:x1="0cm" svg:y1="0.226cm" svg:x2="14.923cm" svg:y2="0.226cm"><text:p/></draw:line></text:p>
      </style:header>
      <style:footer>
        <text:p text:style-name="MP3">Sol·licitud de curs<draw:line text:anchor-type="char" draw:z-index="3" draw:style-name="Mgr2" draw:text-style-name="MP2" svg:x1="0cm" svg:y1="0.005cm" svg:x2="14.923cm" svg:y2="0.005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Acta reunió departament d’informàtica i FOL</dc:title>
    <meta:initial-creator>Javier</meta:initial-creator>
    <meta:creation-date>2007-10-05T09:55:00</meta:creation-date>
    <dc:date>2009-05-19T09:51:58</dc:date>
    <meta:print-date>2008-10-08T07:13:00</meta:print-date>
    <meta:editing-cycles>6</meta:editing-cycles>
    <meta:editing-duration>PT23H11M36S</meta:editing-duration>
    <meta:document-statistic meta:table-count="0" meta:image-count="1" meta:object-count="0" meta:page-count="2" meta:paragraph-count="28" meta:word-count="235" meta:character-count="1771"/>
    <meta:user-defined meta:name="Informació 1"/>
    <meta:user-defined meta:name="Informació 2"/>
    <meta:user-defined meta:name="Informació 3"/>
    <meta:user-defined meta:name="Informació 4"/>
  </office:meta>
</office:document-meta>
</file>